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9.83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18.31mm"/>
    </style:style>
    <style:style style:name="co29" style:family="table-column">
      <style:table-column-properties fo:break-before="auto" style:column-width="21.2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12.26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15.15mm"/>
    </style:style>
    <style:style style:name="co36" style:family="table-column">
      <style:table-column-properties fo:break-before="auto" style:column-width="4.89mm"/>
    </style:style>
    <style:style style:name="co37" style:family="table-column">
      <style:table-column-properties fo:break-before="auto" style:column-width="18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7">
      <style:table-cell-properties fo:border="0.06pt solid #000000"/>
    </style:style>
    <style:style style:name="ce6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F7"/>
      <style:map style:condition="cell-content()&gt;=1" style:apply-style-name="fast" style:base-cell-address="analyse.F7"/>
    </style:style>
    <style:style style:name="ce7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F20"/>
      <style:map style:condition="cell-content()&lt;=-0.02" style:apply-style-name="slow" style:base-cell-address="analyse.F20"/>
    </style:style>
    <style:style style:name="ce8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F33"/>
      <style:map style:condition="cell-content()&gt;0" style:apply-style-name="slow" style:base-cell-address="analyse.F33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7">
      <style:table-cell-properties fo:background-color="#ffffcc" fo:border="0.06pt solid #000000"/>
    </style:style>
    <style:style style:name="ce13" style:family="table-cell" style:parent-style-name="Default" style:data-style-name="N116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7">
      <style:table-cell-properties fo:background-color="#e6e6e6" fo:border="0.06pt solid #000000"/>
    </style:style>
    <style:style style:name="ce22" style:family="table-cell" style:parent-style-name="Default" style:data-style-name="N117">
      <style:table-cell-properties fo:background-color="#ffff99" fo:border="0.06pt solid #000000"/>
    </style:style>
    <style:style style:name="ce23" style:family="table-cell" style:parent-style-name="Default" style:data-style-name="N115">
      <style:table-cell-properties fo:background-color="#e6e6e6" fo:border="0.06pt solid #000000"/>
    </style:style>
    <style:style style:name="ce25" style:family="table-cell" style:parent-style-name="Default" style:data-style-name="N115">
      <style:table-cell-properties fo:background-color="#ffff99" fo:border="0.06pt solid #000000"/>
    </style:style>
    <style:style style:name="ce26" style:family="table-cell" style:parent-style-name="Default" style:data-style-name="N120">
      <style:table-cell-properties fo:background-color="#e6e6e6" fo:border="0.06pt solid #000000"/>
    </style:style>
    <style:style style:name="ce28" style:family="table-cell" style:parent-style-name="Default" style:data-style-name="N12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default-cell-style-name="ce10"/>
        <table:table-column table:style-name="co3" table:default-cell-style-name="ce11"/>
        <table:table-column table:style-name="co3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Durée d'exécution (s)</text:p>
          </table:table-cell>
          <table:covered-table-cell table:number-columns-repeated="3" table:style-name="ce9"/>
          <table:table-cell/>
          <table:table-cell table:style-name="ce9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ème</text:p>
          </table:table-cell>
          <table:table-cell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Acc. Phys.</text:p>
          </table:table-cell>
          <table:table-cell/>
          <table:table-cell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1" draw:text-style-name="P2" svg:width="61.13mm" svg:height="13.86mm" svg:x="261.7mm" svg:y="8.1mm" draw:caption-point-x="-7.63mm" draw:caption-point-y="14.57m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 table:formula="of:=[$calcul.$M$8]" office:value-type="float" office:value="0.1" calcext:value-type="float">
            <text:p>0,10</text:p>
          </table:table-cell>
          <table:table-cell table:formula="of:=[$calcul.$M15]" office:value-type="float" office:value="0.082471" calcext:value-type="float">
            <text:p>0,08</text:p>
          </table:table-cell>
          <table:table-cell table:style-name="ce6" table:formula="of:=[.D7]/[.E7]" office:value-type="float" office:value="1.21254744091863" calcext:value-type="float">
            <text:p>1,2</text:p>
          </table:table-cell>
          <table:table-cell/>
          <table:table-cell table:formula="of:=[$analyse.$C$7]" office:value-type="string" office:string-value="fast" calcext:value-type="string">
            <text:p>fast</text:p>
          </table:table-cell>
          <table:table-cell table:formula="of:=[$analyse.$E$7]" office:value-type="float" office:value="0.082471" calcext:value-type="float">
            <text:p>0,08</text:p>
          </table:table-cell>
          <table:table-cell table:style-name="ce4" table:formula="of:=[.$I$7]/[.I7]"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a</text:p>
          </table:table-cell>
          <table:table-cell office:value-type="string" calcext:value-type="string">
            <text:p>slow_a</text:p>
          </table:table-cell>
          <table:table-cell table:formula="of:=[$calcul.$M$9]" office:value-type="float" office:value="0.156485" calcext:value-type="float">
            <text:p>0,16</text:p>
          </table:table-cell>
          <table:table-cell table:formula="of:=[$calcul.$M16]" office:value-type="float" office:value="17.983006" calcext:value-type="float">
            <text:p>17,98</text:p>
          </table:table-cell>
          <table:table-cell table:style-name="ce6" table:formula="of:=[.D8]/[.E8]" office:value-type="float" office:value="0.0087018266022933" calcext:value-type="float">
            <text:p>0,0</text:p>
          </table:table-cell>
          <table:table-cell/>
          <table:table-cell table:formula="of:=[$analyse.$C$12]" office:value-type="string" office:string-value="slow_e" calcext:value-type="string">
            <text:p>slow_e</text:p>
          </table:table-cell>
          <table:table-cell table:formula="of:=[$analyse.$E$12]" office:value-type="float" office:value="0.1074" calcext:value-type="float">
            <text:p>0,11</text:p>
          </table:table-cell>
          <table:table-cell table:style-name="ce4" table:formula="of:=[.$I$7]/[.I8]" office:value-type="float" office:value="0.767886405959032" calcext:value-type="float">
            <text:p>0,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b</text:p>
          </table:table-cell>
          <table:table-cell office:value-type="string" calcext:value-type="string">
            <text:p>slow_b</text:p>
          </table:table-cell>
          <table:table-cell table:formula="of:=[$calcul.$M$10]" office:value-type="float" office:value="2.707219" calcext:value-type="float">
            <text:p>2,71</text:p>
          </table:table-cell>
          <table:table-cell table:formula="of:=[$calcul.$M17]" office:value-type="float" office:value="0.332487" calcext:value-type="float">
            <text:p>0,33</text:p>
          </table:table-cell>
          <table:table-cell table:style-name="ce6" table:formula="of:=[.D9]/[.E9]" office:value-type="float" office:value="8.14233037682676" calcext:value-type="float">
            <text:p>8,1</text:p>
          </table:table-cell>
          <table:table-cell/>
          <table:table-cell table:formula="of:=[$analyse.$C$9]" office:value-type="string" office:string-value="slow_b" calcext:value-type="string">
            <text:p>slow_b</text:p>
          </table:table-cell>
          <table:table-cell table:formula="of:=[$analyse.$E$9]" office:value-type="float" office:value="0.332487" calcext:value-type="float">
            <text:p>0,33</text:p>
          </table:table-cell>
          <table:table-cell table:style-name="ce4" table:formula="of:=[.$I$7]/[.I9]" office:value-type="float" office:value="0.248042780619994" calcext:value-type="float">
            <text:p>0,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c</text:p>
          </table:table-cell>
          <table:table-cell office:value-type="string" calcext:value-type="string">
            <text:p>slow_c</text:p>
          </table:table-cell>
          <table:table-cell table:formula="of:=[$calcul.$M$11]" office:value-type="float" office:value="0.639672" calcext:value-type="float">
            <text:p>0,64</text:p>
          </table:table-cell>
          <table:table-cell table:formula="of:=[$calcul.$M18]" office:value-type="float" office:value="38.890988" calcext:value-type="float">
            <text:p>38,89</text:p>
          </table:table-cell>
          <table:table-cell table:style-name="ce6" table:formula="of:=[.D10]/[.E10]" office:value-type="float" office:value="0.0164478207650574" calcext:value-type="float">
            <text:p>0,0</text:p>
          </table:table-cell>
          <table:table-cell/>
          <table:table-cell table:formula="of:=[$analyse.$C$11]" office:value-type="string" office:string-value="slow_d" calcext:value-type="string">
            <text:p>slow_d</text:p>
          </table:table-cell>
          <table:table-cell table:formula="of:=[$analyse.$E$11]" office:value-type="float" office:value="2.082662" calcext:value-type="float">
            <text:p>2,08</text:p>
          </table:table-cell>
          <table:table-cell table:style-name="ce4" table:formula="of:=[.$I$7]/[.I10]" office:value-type="float" office:value="0.039598840330308" calcext:value-type="float">
            <text:p>0,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d</text:p>
          </table:table-cell>
          <table:table-cell office:value-type="string" calcext:value-type="string">
            <text:p>slow_d</text:p>
          </table:table-cell>
          <table:table-cell table:formula="of:=[$calcul.$M$12]" office:value-type="float" office:value="7.328379" calcext:value-type="float">
            <text:p>7,33</text:p>
          </table:table-cell>
          <table:table-cell table:formula="of:=[$calcul.$M19]" office:value-type="float" office:value="2.082662" calcext:value-type="float">
            <text:p>2,08</text:p>
          </table:table-cell>
          <table:table-cell table:style-name="ce6" table:formula="of:=[.D11]/[.E11]" office:value-type="float" office:value="3.51875580387024" calcext:value-type="float">
            <text:p>3,5</text:p>
          </table:table-cell>
          <table:table-cell/>
          <table:table-cell table:formula="of:=[$analyse.$C$13]" office:value-type="string" office:string-value="slow_f" calcext:value-type="string">
            <text:p>slow_f</text:p>
          </table:table-cell>
          <table:table-cell table:formula="of:=[$analyse.$E$13]" office:value-type="float" office:value="2.25926" calcext:value-type="float">
            <text:p>2,26</text:p>
          </table:table-cell>
          <table:table-cell table:style-name="ce4" table:formula="of:=[.$I$7]/[.I11]" office:value-type="float" office:value="0.0365035454086736" calcext:value-type="float">
            <text:p>0,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e</text:p>
          </table:table-cell>
          <table:table-cell office:value-type="string" calcext:value-type="string">
            <text:p>slow_e</text:p>
          </table:table-cell>
          <table:table-cell table:formula="of:=[$calcul.$M$13]" office:value-type="float" office:value="0.849542" calcext:value-type="float">
            <text:p>0,85</text:p>
          </table:table-cell>
          <table:table-cell table:formula="of:=[$calcul.$M20]" office:value-type="float" office:value="0.1074" calcext:value-type="float">
            <text:p>0,11</text:p>
          </table:table-cell>
          <table:table-cell table:style-name="ce6" table:formula="of:=[.D12]/[.E12]" office:value-type="float" office:value="7.91007448789572" calcext:value-type="float">
            <text:p>7,9</text:p>
          </table:table-cell>
          <table:table-cell/>
          <table:table-cell table:formula="of:=[$analyse.$C$8]" office:value-type="string" office:string-value="slow_a" calcext:value-type="string">
            <text:p>slow_a</text:p>
          </table:table-cell>
          <table:table-cell table:formula="of:=[$analyse.$E$8]" office:value-type="float" office:value="17.983006" calcext:value-type="float">
            <text:p>17,98</text:p>
          </table:table-cell>
          <table:table-cell table:style-name="ce4" table:formula="of:=[.$I$7]/[.I12]" office:value-type="float" office:value="0.00458605196483836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f</text:p>
          </table:table-cell>
          <table:table-cell office:value-type="string" calcext:value-type="string">
            <text:p>slow_f</text:p>
          </table:table-cell>
          <table:table-cell table:formula="of:=[$calcul.$M$14]" office:value-type="float" office:value="0.155858" calcext:value-type="float">
            <text:p>0,16</text:p>
          </table:table-cell>
          <table:table-cell table:formula="of:=[$calcul.$M21]" office:value-type="float" office:value="2.25926" calcext:value-type="float">
            <text:p>2,26</text:p>
          </table:table-cell>
          <table:table-cell table:style-name="ce6" table:formula="of:=[.D13]/[.E13]" office:value-type="float" office:value="0.0689863052503917" calcext:value-type="float">
            <text:p>0,1</text:p>
          </table:table-cell>
          <table:table-cell/>
          <table:table-cell table:formula="of:=[$analyse.$C$10]" office:value-type="string" office:string-value="slow_c" calcext:value-type="string">
            <text:p>slow_c</text:p>
          </table:table-cell>
          <table:table-cell table:formula="of:=[$analyse.$E$10]" office:value-type="float" office:value="38.890988" calcext:value-type="float">
            <text:p>38,89</text:p>
          </table:table-cell>
          <table:table-cell table:style-name="ce4" table:formula="of:=[.$I$7]/[.I13]" office:value-type="float" office:value="0.00212056839491967" calcext:value-type="float">
            <text:p>0,00</text:p>
          </table:table-cell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Instruction par cycle</text:p>
          </table:table-cell>
          <table:covered-table-cell table:number-columns-repeated="2" table:style-name="Default"/>
          <table:covered-table-cell/>
          <table:table-cell/>
          <table:table-cell table:style-name="ce9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ème</text:p>
          </table:table-cell>
          <table:table-cell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Diff. Phys.</text:p>
          </table:table-cell>
          <table:table-cell/>
          <table:table-cell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 table:formula="of:=[$calcul.$K$8]" office:value-type="float" office:value="2.70663342181961" calcext:value-type="float">
            <text:p>2,71</text:p>
          </table:table-cell>
          <table:table-cell table:formula="of:=[$calcul.$K15]" office:value-type="float" office:value="1.99799567884806" calcext:value-type="float">
            <text:p>2,00</text:p>
          </table:table-cell>
          <table:table-cell table:style-name="ce7" table:formula="of:=([.E20]-[.$D20])/[.E20]" office:value-type="percentage" office:value="-0.354674312098672" calcext:value-type="percentage">
            <text:p>-35%</text:p>
          </table:table-cell>
          <table:table-cell/>
          <table:table-cell table:formula="of:=[$analyse.$C$22]" office:value-type="string" office:string-value="slow_b" calcext:value-type="string">
            <text:p>slow_b</text:p>
          </table:table-cell>
          <table:table-cell table:formula="of:=[$analyse.$E$22]" office:value-type="float" office:value="2.39608615587411" calcext:value-type="float">
            <text:p>2,40</text:p>
          </table:table-cell>
          <table:table-cell table:formula="of:=[.I20]/[.$I$20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office:value-type="string" calcext:value-type="string">
            <text:p>slow_a</text:p>
          </table:table-cell>
          <table:table-cell table:formula="of:=[$calcul.$K$9]" office:value-type="float" office:value="0.521030403645742" calcext:value-type="float">
            <text:p>0,52</text:p>
          </table:table-cell>
          <table:table-cell table:formula="of:=[$calcul.$K16]" office:value-type="float" office:value="0.0473030933303665" calcext:value-type="float">
            <text:p>0,05</text:p>
          </table:table-cell>
          <table:table-cell table:style-name="ce7" table:formula="of:=([.E21]-[.$D21])/[.E21]" office:value-type="percentage" office:value="-10.0147215956227" calcext:value-type="percentage">
            <text:p>-1001%</text:p>
          </table:table-cell>
          <table:table-cell/>
          <table:table-cell table:formula="of:=[$analyse.$C$25]" office:value-type="string" office:string-value="slow_e" calcext:value-type="string">
            <text:p>slow_e</text:p>
          </table:table-cell>
          <table:table-cell table:formula="of:=[$analyse.$E$25]" office:value-type="float" office:value="2.09781840424263" calcext:value-type="float">
            <text:p>2,10</text:p>
          </table:table-cell>
          <table:table-cell table:formula="of:=[.I21]/[.$I$20]" office:value-type="float" office:value="0.875518770099205" calcext:value-type="float">
            <text:p>0,9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office:value-type="string" calcext:value-type="string">
            <text:p>slow_b</text:p>
          </table:table-cell>
          <table:table-cell table:formula="of:=[$calcul.$K$10]" office:value-type="float" office:value="2.63287206754542" calcext:value-type="float">
            <text:p>2,63</text:p>
          </table:table-cell>
          <table:table-cell table:formula="of:=[$calcul.$K17]" office:value-type="float" office:value="2.39608615587411" calcext:value-type="float">
            <text:p>2,40</text:p>
          </table:table-cell>
          <table:table-cell table:style-name="ce7" table:formula="of:=([.E22]-[.$D22])/[.E22]" office:value-type="percentage" office:value="-0.0988219522452559" calcext:value-type="percentage">
            <text:p>-10%</text:p>
          </table:table-cell>
          <table:table-cell/>
          <table:table-cell table:formula="of:=[$analyse.$C$20]" office:value-type="string" office:string-value="fast" calcext:value-type="string">
            <text:p>fast</text:p>
          </table:table-cell>
          <table:table-cell table:formula="of:=[$analyse.$E$20]" office:value-type="float" office:value="1.99799567884806" calcext:value-type="float">
            <text:p>2,00</text:p>
          </table:table-cell>
          <table:table-cell table:formula="of:=[.I22]/[.$I$20]" office:value-type="float" office:value="0.83385802883168" calcext:value-type="float">
            <text:p>0,8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office:value-type="string" calcext:value-type="string">
            <text:p>slow_c</text:p>
          </table:table-cell>
          <table:table-cell table:formula="of:=[$calcul.$K$11]" office:value-type="float" office:value="0.442366106931588" calcext:value-type="float">
            <text:p>0,44</text:p>
          </table:table-cell>
          <table:table-cell table:formula="of:=[$calcul.$K18]" office:value-type="float" office:value="0.173758528484207" calcext:value-type="float">
            <text:p>0,17</text:p>
          </table:table-cell>
          <table:table-cell table:style-name="ce7" table:formula="of:=([.E23]-[.$D23])/[.E23]" office:value-type="percentage" office:value="-1.54586701896359" calcext:value-type="percentage">
            <text:p>-155%</text:p>
          </table:table-cell>
          <table:table-cell/>
          <table:table-cell table:formula="of:=[$analyse.$C$26]" office:value-type="string" office:string-value="slow_f" calcext:value-type="string">
            <text:p>slow_f</text:p>
          </table:table-cell>
          <table:table-cell table:formula="of:=[$analyse.$E$26]" office:value-type="float" office:value="0.357168297305714" calcext:value-type="float">
            <text:p>0,36</text:p>
          </table:table-cell>
          <table:table-cell table:formula="of:=[.I23]/[.$I$20]" office:value-type="float" office:value="0.149063211450098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office:value-type="string" calcext:value-type="string">
            <text:p>slow_d</text:p>
          </table:table-cell>
          <table:table-cell table:formula="of:=[$calcul.$K$12]" office:value-type="float" office:value="1.40921253879776" calcext:value-type="float">
            <text:p>1,41</text:p>
          </table:table-cell>
          <table:table-cell table:formula="of:=[$calcul.$K19]" office:value-type="float" office:value="0.333598343887304" calcext:value-type="float">
            <text:p>0,33</text:p>
          </table:table-cell>
          <table:table-cell table:style-name="ce7" table:formula="of:=([.E24]-[.$D24])/[.E24]" office:value-type="percentage" office:value="-3.22427918069586" calcext:value-type="percentage">
            <text:p>-322%</text:p>
          </table:table-cell>
          <table:table-cell/>
          <table:table-cell table:formula="of:=[$analyse.$C$24]" office:value-type="string" office:string-value="slow_d" calcext:value-type="string">
            <text:p>slow_d</text:p>
          </table:table-cell>
          <table:table-cell table:formula="of:=[$analyse.$E$24]" office:value-type="float" office:value="0.333598343887304" calcext:value-type="float">
            <text:p>0,33</text:p>
          </table:table-cell>
          <table:table-cell table:formula="of:=[.I24]/[.$I$20]" office:value-type="float" office:value="0.139226355892702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office:value-type="string" calcext:value-type="string">
            <text:p>slow_e</text:p>
          </table:table-cell>
          <table:table-cell table:formula="of:=[$calcul.$K$13]" office:value-type="float" office:value="2.72520029234317" calcext:value-type="float">
            <text:p>2,73</text:p>
          </table:table-cell>
          <table:table-cell table:formula="of:=[$calcul.$K20]" office:value-type="float" office:value="2.09781840424263" calcext:value-type="float">
            <text:p>2,10</text:p>
          </table:table-cell>
          <table:table-cell table:style-name="ce7" table:formula="of:=([.E25]-[.$D25])/[.E25]" office:value-type="percentage" office:value="-0.299063964179037" calcext:value-type="percentage">
            <text:p>-30%</text:p>
          </table:table-cell>
          <table:table-cell/>
          <table:table-cell table:formula="of:=[$analyse.$C$23]" office:value-type="string" office:string-value="slow_c" calcext:value-type="string">
            <text:p>slow_c</text:p>
          </table:table-cell>
          <table:table-cell table:formula="of:=[$analyse.$E$23]" office:value-type="float" office:value="0.173758528484207" calcext:value-type="float">
            <text:p>0,17</text:p>
          </table:table-cell>
          <table:table-cell table:formula="of:=[.I25]/[.$I$20]" office:value-type="float" office:value="0.0725176463535049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office:value-type="string" calcext:value-type="string">
            <text:p>slow_f</text:p>
          </table:table-cell>
          <table:table-cell table:formula="of:=[$calcul.$K$14]" office:value-type="float" office:value="0.59259173740261" calcext:value-type="float">
            <text:p>0,59</text:p>
          </table:table-cell>
          <table:table-cell table:formula="of:=[$calcul.$K21]" office:value-type="float" office:value="0.357168297305714" calcext:value-type="float">
            <text:p>0,36</text:p>
          </table:table-cell>
          <table:table-cell table:style-name="ce7" table:formula="of:=([.E26]-[.$D26])/[.E26]" office:value-type="percentage" office:value="-0.659138680204274" calcext:value-type="percentage">
            <text:p>-66%</text:p>
          </table:table-cell>
          <table:table-cell/>
          <table:table-cell table:formula="of:=[$analyse.$C$21]" office:value-type="string" office:string-value="slow_a" calcext:value-type="string">
            <text:p>slow_a</text:p>
          </table:table-cell>
          <table:table-cell table:formula="of:=[$analyse.$E$21]" office:value-type="float" office:value="0.0473030933303665" calcext:value-type="float">
            <text:p>0,05</text:p>
          </table:table-cell>
          <table:table-cell table:formula="of:=[.I26]/[.$I$20]" office:value-type="float" office:value="0.0197418165512959" calcext:value-type="float">
            <text:p>0,0</text:p>
          </table:table-cell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Taux de défaut en cache L1 (moins est mieux)</text:p>
          </table:table-cell>
          <table:covered-table-cell table:number-columns-repeated="2" table:style-name="Default"/>
          <table:covered-table-cell/>
          <table:table-cell/>
          <table:table-cell table:style-name="ce9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ème</text:p>
          </table:table-cell>
          <table:table-cell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Diff. Phys.</text:p>
          </table:table-cell>
          <table:table-cell/>
          <table:table-cell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 table:style-name="ce5" table:formula="of:=[$calcul.$L$8]" office:value-type="percentage" office:value="0.0354510114159636" calcext:value-type="percentage">
            <text:p>3,5%</text:p>
          </table:table-cell>
          <table:table-cell table:style-name="ce5" table:formula="of:=[$calcul.$L15]" office:value-type="percentage" office:value="0.035483955602767" calcext:value-type="percentage">
            <text:p>3,5%</text:p>
          </table:table-cell>
          <table:table-cell table:style-name="ce8" table:formula="of:=([.E33]-[.$D33])/[.E33]" office:value-type="percentage" office:value="0.000928424868190552" calcext:value-type="percentage">
            <text:p>0%</text:p>
          </table:table-cell>
          <table:table-cell/>
          <table:table-cell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00292241010784553" calcext:value-type="percentage">
            <text:p>0,3%</text:p>
          </table:table-cell>
          <table:table-cell table:formula="of:=[.I33]/[.$I$33]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office:value-type="string" calcext:value-type="string">
            <text:p>slow_a</text:p>
          </table:table-cell>
          <table:table-cell table:style-name="ce5" table:formula="of:=[$calcul.$L$9]" office:value-type="percentage" office:value="0.00466322507946813" calcext:value-type="percentage">
            <text:p>0,5%</text:p>
          </table:table-cell>
          <table:table-cell table:style-name="ce5" table:formula="of:=[$calcul.$L16]" office:value-type="percentage" office:value="0.419048985530053" calcext:value-type="percentage">
            <text:p>41,9%</text:p>
          </table:table-cell>
          <table:table-cell table:style-name="ce8" table:formula="of:=([.E34]-[.$D34])/[.E34]" office:value-type="percentage" office:value="0.988871885530114" calcext:value-type="percentage">
            <text:p>99%</text:p>
          </table:table-cell>
          <table:table-cell/>
          <table:table-cell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35483955602767" calcext:value-type="percentage">
            <text:p>3,5%</text:p>
          </table:table-cell>
          <table:table-cell table:formula="of:=[.I34]/[.$I$33]" office:value-type="float" office:value="12.1420178186171" calcext:value-type="float">
            <text:p>12,1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office:value-type="string" calcext:value-type="string">
            <text:p>slow_b</text:p>
          </table:table-cell>
          <table:table-cell table:style-name="ce5" table:formula="of:=[$calcul.$L$10]" office:value-type="percentage" office:value="0.00291938860081741" calcext:value-type="percentage">
            <text:p>0,3%</text:p>
          </table:table-cell>
          <table:table-cell table:style-name="ce5" table:formula="of:=[$calcul.$L17]" office:value-type="percentage" office:value="0.00292241010784553" calcext:value-type="percentage">
            <text:p>0,3%</text:p>
          </table:table-cell>
          <table:table-cell table:style-name="ce8" table:formula="of:=([.E35]-[.$D35])/[.E35]" office:value-type="percentage" office:value="0.00103390931341282" calcext:value-type="percentage">
            <text:p>0%</text:p>
          </table:table-cell>
          <table:table-cell/>
          <table:table-cell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0.0354920413267351" calcext:value-type="percentage">
            <text:p>3,5%</text:p>
          </table:table-cell>
          <table:table-cell table:formula="of:=[.I35]/[.$I$33]" office:value-type="float" office:value="12.1447846185082" calcext:value-type="float">
            <text:p>12,1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office:value-type="string" calcext:value-type="string">
            <text:p>slow_c</text:p>
          </table:table-cell>
          <table:table-cell table:style-name="ce5" table:formula="of:=[$calcul.$L$11]" office:value-type="percentage" office:value="0.001687183041317" calcext:value-type="percentage">
            <text:p>0,2%</text:p>
          </table:table-cell>
          <table:table-cell table:style-name="ce5" table:formula="of:=[$calcul.$L18]" office:value-type="percentage" office:value="0.113151983885577" calcext:value-type="percentage">
            <text:p>11,3%</text:p>
          </table:table-cell>
          <table:table-cell table:style-name="ce8" table:formula="of:=([.E36]-[.$D36])/[.E36]" office:value-type="percentage" office:value="0.985089231462144" calcext:value-type="percentage">
            <text:p>99%</text:p>
          </table:table-cell>
          <table:table-cell/>
          <table:table-cell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109026820330976" calcext:value-type="percentage">
            <text:p>10,9%</text:p>
          </table:table-cell>
          <table:table-cell table:formula="of:=[.I36]/[.$I$33]" office:value-type="float" office:value="37.3071596071619" calcext:value-type="float">
            <text:p>37,3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office:value-type="string" calcext:value-type="string">
            <text:p>slow_d</text:p>
          </table:table-cell>
          <table:table-cell table:style-name="ce5" table:formula="of:=[$calcul.$L$12]" office:value-type="percentage" office:value="0.00661463232218339" calcext:value-type="percentage">
            <text:p>0,7%</text:p>
          </table:table-cell>
          <table:table-cell table:style-name="ce5" table:formula="of:=[$calcul.$L19]" office:value-type="percentage" office:value="0.109026820330976" calcext:value-type="percentage">
            <text:p>10,9%</text:p>
          </table:table-cell>
          <table:table-cell table:style-name="ce8" table:formula="of:=([.E37]-[.$D37])/[.E37]" office:value-type="percentage" office:value="0.939330228084217" calcext:value-type="percentage">
            <text:p>94%</text:p>
          </table:table-cell>
          <table:table-cell/>
          <table:table-cell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113151983885577" calcext:value-type="percentage">
            <text:p>11,3%</text:p>
          </table:table-cell>
          <table:table-cell table:formula="of:=[.I37]/[.$I$33]" office:value-type="float" office:value="38.7187217775521" calcext:value-type="float">
            <text:p>38,7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office:value-type="string" calcext:value-type="string">
            <text:p>slow_e</text:p>
          </table:table-cell>
          <table:table-cell table:style-name="ce5" table:formula="of:=[$calcul.$L$13]" office:value-type="percentage" office:value="0.035453093523858" calcext:value-type="percentage">
            <text:p>3,5%</text:p>
          </table:table-cell>
          <table:table-cell table:style-name="ce5" table:formula="of:=[$calcul.$L20]" office:value-type="percentage" office:value="0.0354920413267351" calcext:value-type="percentage">
            <text:p>3,5%</text:p>
          </table:table-cell>
          <table:table-cell table:style-name="ce8" table:formula="of:=([.E38]-[.$D38])/[.E38]" office:value-type="percentage" office:value="0.00109736722434627" calcext:value-type="percentage">
            <text:p>0%</text:p>
          </table:table-cell>
          <table:table-cell/>
          <table:table-cell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419048985530053" calcext:value-type="percentage">
            <text:p>41,9%</text:p>
          </table:table-cell>
          <table:table-cell table:formula="of:=[.I38]/[.$I$33]" office:value-type="float" office:value="143.391574100114" calcext:value-type="float">
            <text:p>143,4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office:value-type="string" calcext:value-type="string">
            <text:p>slow_f</text:p>
          </table:table-cell>
          <table:table-cell table:style-name="ce5" table:formula="of:=[$calcul.$L$14]" office:value-type="percentage" office:value="0.727888115664986" calcext:value-type="percentage">
            <text:p>72,8%</text:p>
          </table:table-cell>
          <table:table-cell table:style-name="ce5" table:formula="of:=[$calcul.$L21]" office:value-type="percentage" office:value="0.975220375703814" calcext:value-type="percentage">
            <text:p>97,5%</text:p>
          </table:table-cell>
          <table:table-cell table:style-name="ce8" table:formula="of:=([.E39]-[.$D39])/[.E39]" office:value-type="percentage" office:value="0.253616788780002" calcext:value-type="percentage">
            <text:p>25%</text:p>
          </table:table-cell>
          <table:table-cell/>
          <table:table-cell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975220375703814" calcext:value-type="percentage">
            <text:p>97,5%</text:p>
          </table:table-cell>
          <table:table-cell table:formula="of:=[.I39]/[.$I$33]" office:value-type="float" office:value="333.704148191156" calcext:value-type="float">
            <text:p>333,7</text:p>
          </table:table-cell>
          <table:table-cell table:number-columns-repeated="7"/>
        </table:table-row>
        <calcext:conditional-formats>
          <calcext:conditional-format calcext:target-range-address="analyse.F7:analyse.F13">
            <calcext:condition calcext:apply-style-name="slow" calcext:value="&lt;1" calcext:base-cell-address="analyse.F7"/>
            <calcext:condition calcext:apply-style-name="fast" calcext:value="&gt;=1" calcext:base-cell-address="analyse.F7"/>
          </calcext:conditional-format>
          <calcext:conditional-format calcext:target-range-address="analyse.F20:analyse.F26">
            <calcext:condition calcext:apply-style-name="fast" calcext:value="&gt;=-0.02" calcext:base-cell-address="analyse.F20"/>
            <calcext:condition calcext:apply-style-name="slow" calcext:value="&lt;=-0.02" calcext:base-cell-address="analyse.F20"/>
          </calcext:conditional-format>
          <calcext:conditional-format calcext:target-range-address="analyse.F33:analyse.F39">
            <calcext:condition calcext:apply-style-name="fast" calcext:value="&lt;0" calcext:base-cell-address="analyse.F33"/>
            <calcext:condition calcext:apply-style-name="slow" calcext:value="&gt;0" calcext:base-cell-address="analyse.F33"/>
          </calcext:conditional-format>
        </calcext:conditional-formats>
      </table:table>
      <table:table table:name="calcu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number-columns-repeated="2" table:default-cell-style-name="ce14"/>
        <table:table-column table:style-name="co18" table:default-cell-style-name="Default"/>
        <table:table-column table:style-name="co18" table:default-cell-style-name="ce17"/>
        <table:table-column table:style-name="co19" table:default-cell-style-name="ce20"/>
        <table:table-column table:style-name="co20" table:default-cell-style-name="ce23"/>
        <table:table-column table:style-name="co21" table:default-cell-style-name="ce23"/>
        <table:table-column table:style-name="co22" table:default-cell-style-name="ce26"/>
        <table:table-row table:style-name="ro1" table:number-rows-repeated="5">
          <table:table-cell table:number-columns-repeated="2"/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1">
          <table:table-cell table:number-columns-repeated="2"/>
          <table:table-cell table:formula="of:=[pmu.A1]" office:value-type="string" office:string-value="thread" calcext:value-type="string">
            <office:annotation office:display="true" draw:style-name="gr2" draw:text-style-name="P2" svg:width="42.42mm" svg:height="9.91mm" svg:x="49.84mm" svg:y="4.59mm" draw:caption-point-x="-9.3mm" draw:caption-point-y="22.6m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formula="of:=[pmu.B1]" office:value-type="string" office:string-value="ht" calcext:value-type="string">
            <text:p>ht</text:p>
          </table:table-cell>
          <table:table-cell table:formula="of:=[pmu.C1]" office:value-type="string" office:string-value="func" calcext:value-type="string">
            <text:p>func</text:p>
          </table:table-cell>
          <table:table-cell table:formula="of:=[pmu.D1]" office:value-type="string" office:string-value="L1-dcache-load-misses" calcext:value-type="string">
            <text:p>L1-dcache-load-misses</text:p>
          </table:table-cell>
          <table:table-cell table:formula="of:=[pmu.E1]" office:value-type="string" office:string-value="L1-dcache-loads" calcext:value-type="string">
            <text:p>L1-dcache-loads</text:p>
          </table:table-cell>
          <table:table-cell table:formula="of:=[pmu.F1]" office:value-type="string" office:string-value="cycles" calcext:value-type="string">
            <text:p>cycles</text:p>
          </table:table-cell>
          <table:table-cell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formula="of:=[pmu.A2]" office:value-type="float" office:value="1" calcext:value-type="float">
            <text:p>1</text:p>
          </table:table-cell>
          <table:table-cell table:formula="of:=[pmu.B2]" office:value-type="float" office:value="0" calcext:value-type="float">
            <text:p>0</text:p>
          </table:table-cell>
          <table:table-cell table:formula="of:=[pmu.C2]" office:value-type="string" office:string-value="fast" calcext:value-type="string">
            <text:p>fast</text:p>
          </table:table-cell>
          <table:table-cell table:formula="of:=[pmu.D2]" office:value-type="float" office:value="7867715" calcext:value-type="float">
            <text:p>7867715</text:p>
          </table:table-cell>
          <table:table-cell table:formula="of:=[pmu.E2]" office:value-type="float" office:value="221932032" calcext:value-type="float">
            <text:p>221932032</text:p>
          </table:table-cell>
          <table:table-cell table:formula="of:=[pmu.F2]" office:value-type="float" office:value="826063659" calcext:value-type="float">
            <text:p>826063659</text:p>
          </table:table-cell>
          <table:table-cell table:formula="of:=[pmu.G2]" office:value-type="float" office:value="2235851508" calcext:value-type="float">
            <text:p>2235851508</text:p>
          </table:table-cell>
          <table:table-cell/>
          <table:table-cell table:formula="of:=[.I8]/[.H8]" office:value-type="float" office:value="2.70663342181961" calcext:value-type="float">
            <text:p>2,71</text:p>
          </table:table-cell>
          <table:table-cell table:formula="of:=[.F8]/[.G8]" office:value-type="percentage" office:value="0.0354510114159636" calcext:value-type="percentage">
            <text:p>3,5%</text:p>
          </table:table-cell>
          <table:table-cell table:formula="of:=['stats1-ht0'.D3]" office:value-type="float" office:value="0.1" calcext:value-type="float">
            <text:p>0,100</text:p>
          </table:table-cell>
          <table:table-cell table:formula="of:=['stats1-ht0'.B3]+['stats1-ht0'.C3]" office:value-type="float" office:value="0.2" calcext:value-type="float">
            <text:p>0,200</text:p>
          </table:table-cell>
          <table:table-cell table:formula="of:=[.N8]/([.M8]*[.C8])" office:value-type="percentage" office:value="2" calcext:value-type="percentage">
            <text:p>200%</text:p>
          </table:table-cell>
        </table:table-row>
        <table:table-row table:style-name="ro1">
          <table:table-cell table:number-columns-repeated="2"/>
          <table:table-cell table:formula="of:=[pmu.A3]" office:value-type="float" office:value="1" calcext:value-type="float">
            <text:p>1</text:p>
          </table:table-cell>
          <table:table-cell table:formula="of:=[pmu.B3]" office:value-type="float" office:value="0" calcext:value-type="float">
            <text:p>0</text:p>
          </table:table-cell>
          <table:table-cell table:formula="of:=[pmu.C3]" office:value-type="string" office:string-value="slow_a" calcext:value-type="string">
            <text:p>slow_a</text:p>
          </table:table-cell>
          <table:table-cell table:formula="of:=[pmu.D3]" office:value-type="float" office:value="7884156" calcext:value-type="float">
            <text:p>7884156</text:p>
          </table:table-cell>
          <table:table-cell table:formula="of:=[pmu.E3]" office:value-type="float" office:value="1690708869" calcext:value-type="float">
            <text:p>1690708869</text:p>
          </table:table-cell>
          <table:table-cell table:formula="of:=[pmu.F3]" office:value-type="float" office:value="9869103513" calcext:value-type="float">
            <text:p>9869103513</text:p>
          </table:table-cell>
          <table:table-cell table:formula="of:=[pmu.G3]" office:value-type="float" office:value="5142102987" calcext:value-type="float">
            <text:p>5142102987</text:p>
          </table:table-cell>
          <table:table-cell/>
          <table:table-cell table:formula="of:=[.I9]/[.H9]" office:value-type="float" office:value="0.521030403645742" calcext:value-type="float">
            <text:p>0,52</text:p>
          </table:table-cell>
          <table:table-cell table:formula="of:=[.F9]/[.G9]" office:value-type="percentage" office:value="0.00466322507946813" calcext:value-type="percentage">
            <text:p>0,5%</text:p>
          </table:table-cell>
          <table:table-cell table:formula="of:=['stats1-ht0'.D4]" office:value-type="float" office:value="0.156485" calcext:value-type="float">
            <text:p>0,156</text:p>
          </table:table-cell>
          <table:table-cell table:formula="of:=['stats1-ht0'.B4]+['stats1-ht0'.C4]" office:value-type="float" office:value="0.156082" calcext:value-type="float">
            <text:p>0,156</text:p>
          </table:table-cell>
          <table:table-cell table:formula="of:=[.N9]/([.M9]*[.C9])" office:value-type="percentage" office:value="0.99742467329137" calcext:value-type="percentage">
            <text:p>100%</text:p>
          </table:table-cell>
        </table:table-row>
        <table:table-row table:style-name="ro1">
          <table:table-cell table:number-columns-repeated="2"/>
          <table:table-cell table:formula="of:=[pmu.A4]" office:value-type="float" office:value="1" calcext:value-type="float">
            <text:p>1</text:p>
          </table:table-cell>
          <table:table-cell table:formula="of:=[pmu.B4]" office:value-type="float" office:value="0" calcext:value-type="float">
            <text:p>0</text:p>
          </table:table-cell>
          <table:table-cell table:formula="of:=[pmu.C4]" office:value-type="string" office:string-value="slow_b" calcext:value-type="string">
            <text:p>slow_b</text:p>
          </table:table-cell>
          <table:table-cell table:formula="of:=[pmu.D4]" office:value-type="float" office:value="7869757" calcext:value-type="float">
            <text:p>7869757</text:p>
          </table:table-cell>
          <table:table-cell table:formula="of:=[pmu.E4]" office:value-type="float" office:value="2695686692" calcext:value-type="float">
            <text:p>2695686692</text:p>
          </table:table-cell>
          <table:table-cell table:formula="of:=[pmu.F4]" office:value-type="float" office:value="2537951070" calcext:value-type="float">
            <text:p>2537951070</text:p>
          </table:table-cell>
          <table:table-cell table:formula="of:=[pmu.G4]" office:value-type="float" office:value="6682100481" calcext:value-type="float">
            <text:p>6682100481</text:p>
          </table:table-cell>
          <table:table-cell/>
          <table:table-cell table:formula="of:=[.I10]/[.H10]" office:value-type="float" office:value="2.63287206754542" calcext:value-type="float">
            <text:p>2,63</text:p>
          </table:table-cell>
          <table:table-cell table:formula="of:=[.F10]/[.G10]" office:value-type="percentage" office:value="0.00291938860081741" calcext:value-type="percentage">
            <text:p>0,3%</text:p>
          </table:table-cell>
          <table:table-cell table:formula="of:=['stats1-ht0'.D5]" office:value-type="float" office:value="2.707219" calcext:value-type="float">
            <text:p>2,707</text:p>
          </table:table-cell>
          <table:table-cell table:formula="of:=['stats1-ht0'.B5]+['stats1-ht0'.C5]" office:value-type="float" office:value="2.703794" calcext:value-type="float">
            <text:p>2,704</text:p>
          </table:table-cell>
          <table:table-cell table:formula="of:=[.N10]/([.M10]*[.C10])" office:value-type="percentage" office:value="0.998734864080076" calcext:value-type="percentage">
            <text:p>100%</text:p>
          </table:table-cell>
        </table:table-row>
        <table:table-row table:style-name="ro1">
          <table:table-cell table:number-columns-repeated="2"/>
          <table:table-cell table:formula="of:=[pmu.A5]" office:value-type="float" office:value="1" calcext:value-type="float">
            <text:p>1</text:p>
          </table:table-cell>
          <table:table-cell table:formula="of:=[pmu.B5]" office:value-type="float" office:value="0" calcext:value-type="float">
            <text:p>0</text:p>
          </table:table-cell>
          <table:table-cell table:formula="of:=[pmu.C5]" office:value-type="string" office:string-value="slow_c" calcext:value-type="string">
            <text:p>slow_c</text:p>
          </table:table-cell>
          <table:table-cell table:formula="of:=[pmu.D5]" office:value-type="float" office:value="7914236" calcext:value-type="float">
            <text:p>7914236</text:p>
          </table:table-cell>
          <table:table-cell table:formula="of:=[pmu.E5]" office:value-type="float" office:value="4690798690" calcext:value-type="float">
            <text:p>4690798690</text:p>
          </table:table-cell>
          <table:table-cell table:formula="of:=[pmu.F5]" office:value-type="float" office:value="26317817377" calcext:value-type="float">
            <text:p>26317817377</text:p>
          </table:table-cell>
          <table:table-cell table:formula="of:=[pmu.G5]" office:value-type="float" office:value="11642110416" calcext:value-type="float">
            <text:p>11642110416</text:p>
          </table:table-cell>
          <table:table-cell/>
          <table:table-cell table:formula="of:=[.I11]/[.H11]" office:value-type="float" office:value="0.442366106931588" calcext:value-type="float">
            <text:p>0,44</text:p>
          </table:table-cell>
          <table:table-cell table:formula="of:=[.F11]/[.G11]" office:value-type="percentage" office:value="0.001687183041317" calcext:value-type="percentage">
            <text:p>0,2%</text:p>
          </table:table-cell>
          <table:table-cell table:formula="of:=['stats1-ht0'.D6]" office:value-type="float" office:value="0.639672" calcext:value-type="float">
            <text:p>0,640</text:p>
          </table:table-cell>
          <table:table-cell table:formula="of:=['stats1-ht0'.B6]+['stats1-ht0'.C6]" office:value-type="float" office:value="0.638634" calcext:value-type="float">
            <text:p>0,639</text:p>
          </table:table-cell>
          <table:table-cell table:formula="of:=[.N11]/([.M11]*[.C11])" office:value-type="percentage" office:value="0.998377293362848" calcext:value-type="percentage">
            <text:p>100%</text:p>
          </table:table-cell>
        </table:table-row>
        <table:table-row table:style-name="ro1">
          <table:table-cell table:number-columns-repeated="2"/>
          <table:table-cell table:formula="of:=[pmu.A6]" office:value-type="float" office:value="1" calcext:value-type="float">
            <text:p>1</text:p>
          </table:table-cell>
          <table:table-cell table:formula="of:=[pmu.B6]" office:value-type="float" office:value="0" calcext:value-type="float">
            <text:p>0</text:p>
          </table:table-cell>
          <table:table-cell table:formula="of:=[pmu.C6]" office:value-type="string" office:string-value="slow_d" calcext:value-type="string">
            <text:p>slow_d</text:p>
          </table:table-cell>
          <table:table-cell table:formula="of:=[pmu.D6]" office:value-type="float" office:value="7876235" calcext:value-type="float">
            <text:p>7876235</text:p>
          </table:table-cell>
          <table:table-cell table:formula="of:=[pmu.E6]" office:value-type="float" office:value="1190729071" calcext:value-type="float">
            <text:p>1190729071</text:p>
          </table:table-cell>
          <table:table-cell table:formula="of:=[pmu.F6]" office:value-type="float" office:value="3294127587" calcext:value-type="float">
            <text:p>3294127587</text:p>
          </table:table-cell>
          <table:table-cell table:formula="of:=[pmu.G6]" office:value-type="float" office:value="4642125900" calcext:value-type="float">
            <text:p>4642125900</text:p>
          </table:table-cell>
          <table:table-cell/>
          <table:table-cell table:formula="of:=[.I12]/[.H12]" office:value-type="float" office:value="1.40921253879776" calcext:value-type="float">
            <text:p>1,41</text:p>
          </table:table-cell>
          <table:table-cell table:formula="of:=[.F12]/[.G12]" office:value-type="percentage" office:value="0.00661463232218339" calcext:value-type="percentage">
            <text:p>0,7%</text:p>
          </table:table-cell>
          <table:table-cell table:formula="of:=['stats1-ht0'.D7]" office:value-type="float" office:value="7.328379" calcext:value-type="float">
            <text:p>7,328</text:p>
          </table:table-cell>
          <table:table-cell table:formula="of:=['stats1-ht0'.B7]+['stats1-ht0'.C7]" office:value-type="float" office:value="7.3201" calcext:value-type="float">
            <text:p>7,320</text:p>
          </table:table-cell>
          <table:table-cell table:formula="of:=[.N12]/([.M12]*[.C12])" office:value-type="percentage" office:value="0.998870282227488" calcext:value-type="percentage">
            <text:p>100%</text:p>
          </table:table-cell>
        </table:table-row>
        <table:table-row table:style-name="ro1">
          <table:table-cell table:number-columns-repeated="2"/>
          <table:table-cell table:formula="of:=[pmu.A7]" office:value-type="float" office:value="1" calcext:value-type="float">
            <text:p>1</text:p>
          </table:table-cell>
          <table:table-cell table:formula="of:=[pmu.B7]" office:value-type="float" office:value="0" calcext:value-type="float">
            <text:p>0</text:p>
          </table:table-cell>
          <table:table-cell table:formula="of:=[pmu.C7]" office:value-type="string" office:string-value="slow_e" calcext:value-type="string">
            <text:p>slow_e</text:p>
          </table:table-cell>
          <table:table-cell table:formula="of:=[pmu.D7]" office:value-type="float" office:value="7868756" calcext:value-type="float">
            <text:p>7868756</text:p>
          </table:table-cell>
          <table:table-cell table:formula="of:=[pmu.E7]" office:value-type="float" office:value="221948361" calcext:value-type="float">
            <text:p>221948361</text:p>
          </table:table-cell>
          <table:table-cell table:formula="of:=[pmu.F7]" office:value-type="float" office:value="820445367" calcext:value-type="float">
            <text:p>820445367</text:p>
          </table:table-cell>
          <table:table-cell table:formula="of:=[pmu.G7]" office:value-type="float" office:value="2235877954" calcext:value-type="float">
            <text:p>2235877954</text:p>
          </table:table-cell>
          <table:table-cell/>
          <table:table-cell table:formula="of:=[.I13]/[.H13]" office:value-type="float" office:value="2.72520029234317" calcext:value-type="float">
            <text:p>2,73</text:p>
          </table:table-cell>
          <table:table-cell table:formula="of:=[.F13]/[.G13]" office:value-type="percentage" office:value="0.035453093523858" calcext:value-type="percentage">
            <text:p>3,5%</text:p>
          </table:table-cell>
          <table:table-cell table:formula="of:=['stats1-ht0'.D8]" office:value-type="float" office:value="0.849542" calcext:value-type="float">
            <text:p>0,850</text:p>
          </table:table-cell>
          <table:table-cell table:formula="of:=['stats1-ht0'.B8]+['stats1-ht0'.C8]" office:value-type="float" office:value="0.848254" calcext:value-type="float">
            <text:p>0,848</text:p>
          </table:table-cell>
          <table:table-cell table:formula="of:=[.N13]/([.M13]*[.C13])" office:value-type="percentage" office:value="0.998483888966055" calcext:value-type="percentage">
            <text:p>100%</text:p>
          </table:table-cell>
        </table:table-row>
        <table:table-row table:style-name="ro1">
          <table:table-cell table:number-columns-repeated="2"/>
          <table:table-cell table:formula="of:=[pmu.A8]" office:value-type="float" office:value="1" calcext:value-type="float">
            <text:p>1</text:p>
          </table:table-cell>
          <table:table-cell table:formula="of:=[pmu.B8]" office:value-type="float" office:value="0" calcext:value-type="float">
            <text:p>0</text:p>
          </table:table-cell>
          <table:table-cell table:formula="of:=[pmu.C8]" office:value-type="string" office:string-value="slow_f" calcext:value-type="string">
            <text:p>slow_f</text:p>
          </table:table-cell>
          <table:table-cell table:formula="of:=[pmu.D8]" office:value-type="float" office:value="502781635" calcext:value-type="float">
            <text:p>502781635</text:p>
          </table:table-cell>
          <table:table-cell table:formula="of:=[pmu.E8]" office:value-type="float" office:value="690740272" calcext:value-type="float">
            <text:p>690740272</text:p>
          </table:table-cell>
          <table:table-cell table:formula="of:=[pmu.F8]" office:value-type="float" office:value="8677387438" calcext:value-type="float">
            <text:p>8677387438</text:p>
          </table:table-cell>
          <table:table-cell table:formula="of:=[pmu.G8]" office:value-type="float" office:value="5142148098" calcext:value-type="float">
            <text:p>5142148098</text:p>
          </table:table-cell>
          <table:table-cell/>
          <table:table-cell table:formula="of:=[.I14]/[.H14]" office:value-type="float" office:value="0.59259173740261" calcext:value-type="float">
            <text:p>0,59</text:p>
          </table:table-cell>
          <table:table-cell table:formula="of:=[.F14]/[.G14]" office:value-type="percentage" office:value="0.727888115664986" calcext:value-type="percentage">
            <text:p>72,8%</text:p>
          </table:table-cell>
          <table:table-cell table:formula="of:=['stats1-ht0'.D9]" office:value-type="float" office:value="0.155858" calcext:value-type="float">
            <text:p>0,156</text:p>
          </table:table-cell>
          <table:table-cell table:formula="of:=['stats1-ht0'.B9]+['stats1-ht0'.C9]" office:value-type="float" office:value="0.155466" calcext:value-type="float">
            <text:p>0,155</text:p>
          </table:table-cell>
          <table:table-cell table:formula="of:=[.N14]/([.M14]*[.C14])" office:value-type="percentage" office:value="0.997484890092263" calcext:value-type="percentage">
            <text:p>100%</text:p>
          </table:table-cell>
        </table:table-row>
        <table:table-row table:style-name="ro1">
          <table:table-cell table:number-columns-repeated="2"/>
          <table:table-cell table:formula="of:=[pmu.A9]" office:value-type="float" office:value="2" calcext:value-type="float">
            <text:p>2</text:p>
          </table:table-cell>
          <table:table-cell table:formula="of:=[pmu.B9]" office:value-type="float" office:value="0" calcext:value-type="float">
            <text:p>0</text:p>
          </table:table-cell>
          <table:table-cell table:formula="of:=[pmu.C9]" office:value-type="string" office:string-value="fast" calcext:value-type="string">
            <text:p>fast</text:p>
          </table:table-cell>
          <table:table-cell table:formula="of:=[pmu.D9]" office:value-type="float" office:value="7875298" calcext:value-type="float">
            <text:p>7875298</text:p>
          </table:table-cell>
          <table:table-cell table:formula="of:=[pmu.E9]" office:value-type="float" office:value="221939687" calcext:value-type="float">
            <text:p>221939687</text:p>
          </table:table-cell>
          <table:table-cell table:formula="of:=[pmu.F9]" office:value-type="float" office:value="1129059581" calcext:value-type="float">
            <text:p>1129059581</text:p>
          </table:table-cell>
          <table:table-cell table:formula="of:=[pmu.G9]" office:value-type="float" office:value="2255856164" calcext:value-type="float">
            <text:p>2255856164</text:p>
          </table:table-cell>
          <table:table-cell/>
          <table:table-cell table:style-name="ce19" table:formula="of:=[.I15]/[.H15]" office:value-type="float" office:value="1.99799567884806" calcext:value-type="float">
            <text:p>2,00</text:p>
          </table:table-cell>
          <table:table-cell table:style-name="ce22" table:formula="of:=[.F15]/[.G15]" office:value-type="percentage" office:value="0.035483955602767" calcext:value-type="percentage">
            <text:p>3,5%</text:p>
          </table:table-cell>
          <table:table-cell table:style-name="ce25" table:formula="of:=['stats2-ht0'.D3]" office:value-type="float" office:value="0.082471" calcext:value-type="float">
            <text:p>0,082</text:p>
          </table:table-cell>
          <table:table-cell table:style-name="ce25" table:formula="of:=['stats2-ht0'.B3]+['stats2-ht0'.C3]" office:value-type="float" office:value="0.161542" calcext:value-type="float">
            <text:p>0,162</text:p>
          </table:table-cell>
          <table:table-cell table:style-name="ce28" table:formula="of:=[.N15]/([.M15]*[.C15])" office:value-type="percentage" office:value="0.979386693504383" calcext:value-type="percentage">
            <text:p>98%</text:p>
          </table:table-cell>
        </table:table-row>
        <table:table-row table:style-name="ro1">
          <table:table-cell table:number-columns-repeated="2"/>
          <table:table-cell table:formula="of:=[pmu.A10]" office:value-type="float" office:value="2" calcext:value-type="float">
            <text:p>2</text:p>
          </table:table-cell>
          <table:table-cell table:formula="of:=[pmu.B10]" office:value-type="float" office:value="0" calcext:value-type="float">
            <text:p>0</text:p>
          </table:table-cell>
          <table:table-cell table:formula="of:=[pmu.C10]" office:value-type="string" office:string-value="slow_a" calcext:value-type="string">
            <text:p>slow_a</text:p>
          </table:table-cell>
          <table:table-cell table:formula="of:=[pmu.D10]" office:value-type="float" office:value="708773085" calcext:value-type="float">
            <text:p>708773085</text:p>
          </table:table-cell>
          <table:table-cell table:formula="of:=[pmu.E10]" office:value-type="float" office:value="1691384801" calcext:value-type="float">
            <text:p>1691384801</text:p>
          </table:table-cell>
          <table:table-cell table:formula="of:=[pmu.F10]" office:value-type="float" office:value="109129027587" calcext:value-type="float">
            <text:p>109129027587</text:p>
          </table:table-cell>
          <table:table-cell table:formula="of:=[pmu.G10]" office:value-type="float" office:value="5162140577" calcext:value-type="float">
            <text:p>5162140577</text:p>
          </table:table-cell>
          <table:table-cell/>
          <table:table-cell table:style-name="ce19" table:formula="of:=[.I16]/[.H16]" office:value-type="float" office:value="0.0473030933303665" calcext:value-type="float">
            <text:p>0,05</text:p>
          </table:table-cell>
          <table:table-cell table:style-name="ce22" table:formula="of:=[.F16]/[.G16]" office:value-type="percentage" office:value="0.419048985530053" calcext:value-type="percentage">
            <text:p>41,9%</text:p>
          </table:table-cell>
          <table:table-cell table:style-name="ce25" table:formula="of:=['stats2-ht0'.D4]" office:value-type="float" office:value="17.983006" calcext:value-type="float">
            <text:p>17,983</text:p>
          </table:table-cell>
          <table:table-cell table:style-name="ce25" table:formula="of:=['stats2-ht0'.B4]+['stats2-ht0'.C4]" office:value-type="float" office:value="35.891002" calcext:value-type="float">
            <text:p>35,891</text:p>
          </table:table-cell>
          <table:table-cell table:style-name="ce28" table:formula="of:=[.N16]/([.M16]*[.C16])" office:value-type="percentage" office:value="0.997914419869515" calcext:value-type="percentage">
            <text:p>100%</text:p>
          </table:table-cell>
        </table:table-row>
        <table:table-row table:style-name="ro1">
          <table:table-cell table:number-columns-repeated="2"/>
          <table:table-cell table:formula="of:=[pmu.A11]" office:value-type="float" office:value="2" calcext:value-type="float">
            <text:p>2</text:p>
          </table:table-cell>
          <table:table-cell table:formula="of:=[pmu.B11]" office:value-type="float" office:value="0" calcext:value-type="float">
            <text:p>0</text:p>
          </table:table-cell>
          <table:table-cell table:formula="of:=[pmu.C11]" office:value-type="string" office:string-value="slow_b" calcext:value-type="string">
            <text:p>slow_b</text:p>
          </table:table-cell>
          <table:table-cell table:formula="of:=[pmu.D11]" office:value-type="float" office:value="7877937" calcext:value-type="float">
            <text:p>7877937</text:p>
          </table:table-cell>
          <table:table-cell table:formula="of:=[pmu.E11]" office:value-type="float" office:value="2695698656" calcext:value-type="float">
            <text:p>2695698656</text:p>
          </table:table-cell>
          <table:table-cell table:formula="of:=[pmu.F11]" office:value-type="float" office:value="2797104649" calcext:value-type="float">
            <text:p>2797104649</text:p>
          </table:table-cell>
          <table:table-cell table:formula="of:=[pmu.G11]" office:value-type="float" office:value="6702103726" calcext:value-type="float">
            <text:p>6702103726</text:p>
          </table:table-cell>
          <table:table-cell/>
          <table:table-cell table:style-name="ce19" table:formula="of:=[.I17]/[.H17]" office:value-type="float" office:value="2.39608615587411" calcext:value-type="float">
            <text:p>2,40</text:p>
          </table:table-cell>
          <table:table-cell table:style-name="ce22" table:formula="of:=[.F17]/[.G17]" office:value-type="percentage" office:value="0.00292241010784553" calcext:value-type="percentage">
            <text:p>0,3%</text:p>
          </table:table-cell>
          <table:table-cell table:style-name="ce25" table:formula="of:=['stats2-ht0'.D5]" office:value-type="float" office:value="0.332487" calcext:value-type="float">
            <text:p>0,332</text:p>
          </table:table-cell>
          <table:table-cell table:style-name="ce25" table:formula="of:=['stats2-ht0'.B5]+['stats2-ht0'.C5]" office:value-type="float" office:value="0.659825" calcext:value-type="float">
            <text:p>0,660</text:p>
          </table:table-cell>
          <table:table-cell table:style-name="ce28" table:formula="of:=[.N17]/([.M17]*[.C17])" office:value-type="percentage" office:value="0.992256840117057" calcext:value-type="percentage">
            <text:p>99%</text:p>
          </table:table-cell>
        </table:table-row>
        <table:table-row table:style-name="ro1">
          <table:table-cell table:number-columns-repeated="2"/>
          <table:table-cell table:formula="of:=[pmu.A12]" office:value-type="float" office:value="2" calcext:value-type="float">
            <text:p>2</text:p>
          </table:table-cell>
          <table:table-cell table:formula="of:=[pmu.B12]" office:value-type="float" office:value="0" calcext:value-type="float">
            <text:p>0</text:p>
          </table:table-cell>
          <table:table-cell table:formula="of:=[pmu.C12]" office:value-type="string" office:string-value="slow_c" calcext:value-type="string">
            <text:p>slow_c</text:p>
          </table:table-cell>
          <table:table-cell table:formula="of:=[pmu.D12]" office:value-type="float" office:value="589190291" calcext:value-type="float">
            <text:p>589190291</text:p>
          </table:table-cell>
          <table:table-cell table:formula="of:=[pmu.E12]" office:value-type="float" office:value="5207069914" calcext:value-type="float">
            <text:p>5207069914</text:p>
          </table:table-cell>
          <table:table-cell table:formula="of:=[pmu.F12]" office:value-type="float" office:value="85327822308" calcext:value-type="float">
            <text:p>85327822308</text:p>
          </table:table-cell>
          <table:table-cell table:formula="of:=[pmu.G12]" office:value-type="float" office:value="14826436843" calcext:value-type="float">
            <text:p>14826436843</text:p>
          </table:table-cell>
          <table:table-cell/>
          <table:table-cell table:style-name="ce19" table:formula="of:=[.I18]/[.H18]" office:value-type="float" office:value="0.173758528484207" calcext:value-type="float">
            <text:p>0,17</text:p>
          </table:table-cell>
          <table:table-cell table:style-name="ce22" table:formula="of:=[.F18]/[.G18]" office:value-type="percentage" office:value="0.113151983885577" calcext:value-type="percentage">
            <text:p>11,3%</text:p>
          </table:table-cell>
          <table:table-cell table:style-name="ce25" table:formula="of:=['stats2-ht0'.D6]" office:value-type="float" office:value="38.890988" calcext:value-type="float">
            <text:p>38,891</text:p>
          </table:table-cell>
          <table:table-cell table:style-name="ce25" table:formula="of:=['stats2-ht0'.B6]+['stats2-ht0'.C6]" office:value-type="float" office:value="75.855365" calcext:value-type="float">
            <text:p>75,855</text:p>
          </table:table-cell>
          <table:table-cell table:style-name="ce28" table:formula="of:=[.N18]/([.M18]*[.C18])" office:value-type="percentage" office:value="0.975230624122997" calcext:value-type="percentage">
            <text:p>98%</text:p>
          </table:table-cell>
        </table:table-row>
        <table:table-row table:style-name="ro1">
          <table:table-cell table:number-columns-repeated="2"/>
          <table:table-cell table:formula="of:=[pmu.A13]" office:value-type="float" office:value="2" calcext:value-type="float">
            <text:p>2</text:p>
          </table:table-cell>
          <table:table-cell table:formula="of:=[pmu.B13]" office:value-type="float" office:value="0" calcext:value-type="float">
            <text:p>0</text:p>
          </table:table-cell>
          <table:table-cell table:formula="of:=[pmu.C13]" office:value-type="string" office:string-value="slow_d" calcext:value-type="string">
            <text:p>slow_d</text:p>
          </table:table-cell>
          <table:table-cell table:formula="of:=[pmu.D13]" office:value-type="float" office:value="129826068" calcext:value-type="float">
            <text:p>129826068</text:p>
          </table:table-cell>
          <table:table-cell table:formula="of:=[pmu.E13]" office:value-type="float" office:value="1190771845" calcext:value-type="float">
            <text:p>1190771845</text:p>
          </table:table-cell>
          <table:table-cell table:formula="of:=[pmu.F13]" office:value-type="float" office:value="13975321402" calcext:value-type="float">
            <text:p>13975321402</text:p>
          </table:table-cell>
          <table:table-cell table:formula="of:=[pmu.G13]" office:value-type="float" office:value="4662144075" calcext:value-type="float">
            <text:p>4662144075</text:p>
          </table:table-cell>
          <table:table-cell/>
          <table:table-cell table:style-name="ce19" table:formula="of:=[.I19]/[.H19]" office:value-type="float" office:value="0.333598343887304" calcext:value-type="float">
            <text:p>0,33</text:p>
          </table:table-cell>
          <table:table-cell table:style-name="ce22" table:formula="of:=[.F19]/[.G19]" office:value-type="percentage" office:value="0.109026820330976" calcext:value-type="percentage">
            <text:p>10,9%</text:p>
          </table:table-cell>
          <table:table-cell table:style-name="ce25" table:formula="of:=['stats2-ht0'.D7]" office:value-type="float" office:value="2.082662" calcext:value-type="float">
            <text:p>2,083</text:p>
          </table:table-cell>
          <table:table-cell table:style-name="ce25" table:formula="of:=['stats2-ht0'.B7]+['stats2-ht0'.C7]" office:value-type="float" office:value="4.060782" calcext:value-type="float">
            <text:p>4,061</text:p>
          </table:table-cell>
          <table:table-cell table:style-name="ce28" table:formula="of:=[.N19]/([.M19]*[.C19])" office:value-type="percentage" office:value="0.974901832366462" calcext:value-type="percentage">
            <text:p>97%</text:p>
          </table:table-cell>
        </table:table-row>
        <table:table-row table:style-name="ro1">
          <table:table-cell table:number-columns-repeated="2"/>
          <table:table-cell table:formula="of:=[pmu.A14]" office:value-type="float" office:value="2" calcext:value-type="float">
            <text:p>2</text:p>
          </table:table-cell>
          <table:table-cell table:formula="of:=[pmu.B14]" office:value-type="float" office:value="0" calcext:value-type="float">
            <text:p>0</text:p>
          </table:table-cell>
          <table:table-cell table:formula="of:=[pmu.C14]" office:value-type="string" office:string-value="slow_e" calcext:value-type="string">
            <text:p>slow_e</text:p>
          </table:table-cell>
          <table:table-cell table:formula="of:=[pmu.D14]" office:value-type="float" office:value="7877396" calcext:value-type="float">
            <text:p>7877396</text:p>
          </table:table-cell>
          <table:table-cell table:formula="of:=[pmu.E14]" office:value-type="float" office:value="221948237" calcext:value-type="float">
            <text:p>221948237</text:p>
          </table:table-cell>
          <table:table-cell table:formula="of:=[pmu.F14]" office:value-type="float" office:value="1075355960" calcext:value-type="float">
            <text:p>1075355960</text:p>
          </table:table-cell>
          <table:table-cell table:formula="of:=[pmu.G14]" office:value-type="float" office:value="2255901524" calcext:value-type="float">
            <text:p>2255901524</text:p>
          </table:table-cell>
          <table:table-cell/>
          <table:table-cell table:style-name="ce19" table:formula="of:=[.I20]/[.H20]" office:value-type="float" office:value="2.09781840424263" calcext:value-type="float">
            <text:p>2,10</text:p>
          </table:table-cell>
          <table:table-cell table:style-name="ce22" table:formula="of:=[.F20]/[.G20]" office:value-type="percentage" office:value="0.0354920413267351" calcext:value-type="percentage">
            <text:p>3,5%</text:p>
          </table:table-cell>
          <table:table-cell table:style-name="ce25" table:formula="of:=['stats2-ht0'.D8]" office:value-type="float" office:value="0.1074" calcext:value-type="float">
            <text:p>0,107</text:p>
          </table:table-cell>
          <table:table-cell table:style-name="ce25" table:formula="of:=['stats2-ht0'.B8]+['stats2-ht0'.C8]" office:value-type="float" office:value="0.158653" calcext:value-type="float">
            <text:p>0,159</text:p>
          </table:table-cell>
          <table:table-cell table:style-name="ce28" table:formula="of:=[.N20]/([.M20]*[.C20])" office:value-type="percentage" office:value="0.73860800744879" calcext:value-type="percentage">
            <text:p>74%</text:p>
          </table:table-cell>
        </table:table-row>
        <table:table-row table:style-name="ro1">
          <table:table-cell table:number-columns-repeated="2"/>
          <table:table-cell table:formula="of:=[pmu.A15]" office:value-type="float" office:value="2" calcext:value-type="float">
            <text:p>2</text:p>
          </table:table-cell>
          <table:table-cell table:formula="of:=[pmu.B15]" office:value-type="float" office:value="0" calcext:value-type="float">
            <text:p>0</text:p>
          </table:table-cell>
          <table:table-cell table:formula="of:=[pmu.C15]" office:value-type="string" office:string-value="slow_f" calcext:value-type="string">
            <text:p>slow_f</text:p>
          </table:table-cell>
          <table:table-cell table:formula="of:=[pmu.D15]" office:value-type="float" office:value="673640146" calcext:value-type="float">
            <text:p>673640146</text:p>
          </table:table-cell>
          <table:table-cell table:formula="of:=[pmu.E15]" office:value-type="float" office:value="690756841" calcext:value-type="float">
            <text:p>690756841</text:p>
          </table:table-cell>
          <table:table-cell table:formula="of:=[pmu.F15]" office:value-type="float" office:value="14452998785" calcext:value-type="float">
            <text:p>14452998785</text:p>
          </table:table-cell>
          <table:table-cell table:formula="of:=[pmu.G15]" office:value-type="float" office:value="5162152967" calcext:value-type="float">
            <text:p>5162152967</text:p>
          </table:table-cell>
          <table:table-cell/>
          <table:table-cell table:style-name="ce19" table:formula="of:=[.I21]/[.H21]" office:value-type="float" office:value="0.357168297305714" calcext:value-type="float">
            <text:p>0,36</text:p>
          </table:table-cell>
          <table:table-cell table:style-name="ce22" table:formula="of:=[.F21]/[.G21]" office:value-type="percentage" office:value="0.975220375703814" calcext:value-type="percentage">
            <text:p>97,5%</text:p>
          </table:table-cell>
          <table:table-cell table:style-name="ce25" table:formula="of:=['stats2-ht0'.D9]" office:value-type="float" office:value="2.25926" calcext:value-type="float">
            <text:p>2,259</text:p>
          </table:table-cell>
          <table:table-cell table:style-name="ce25" table:formula="of:=['stats2-ht0'.B9]+['stats2-ht0'.C9]" office:value-type="float" office:value="4.473525" calcext:value-type="float">
            <text:p>4,474</text:p>
          </table:table-cell>
          <table:table-cell table:style-name="ce28" table:formula="of:=[.N21]/([.M21]*[.C21])" office:value-type="percentage" office:value="0.990042093428822" calcext:value-type="percentage">
            <text:p>99%</text:p>
          </table:table-cell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67715" calcext:value-type="float">
            <text:p>7867715</text:p>
          </table:table-cell>
          <table:table-cell office:value-type="float" office:value="221932032" calcext:value-type="float">
            <text:p>221932032</text:p>
          </table:table-cell>
          <table:table-cell office:value-type="float" office:value="826063659" calcext:value-type="float">
            <text:p>826063659</text:p>
          </table:table-cell>
          <table:table-cell office:value-type="float" office:value="2235851508" calcext:value-type="float">
            <text:p>22358515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84156" calcext:value-type="float">
            <text:p>7884156</text:p>
          </table:table-cell>
          <table:table-cell office:value-type="float" office:value="1690708869" calcext:value-type="float">
            <text:p>1690708869</text:p>
          </table:table-cell>
          <table:table-cell office:value-type="float" office:value="9869103513" calcext:value-type="float">
            <text:p>9869103513</text:p>
          </table:table-cell>
          <table:table-cell office:value-type="float" office:value="5142102987" calcext:value-type="float">
            <text:p>51421029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7869757" calcext:value-type="float">
            <text:p>7869757</text:p>
          </table:table-cell>
          <table:table-cell office:value-type="float" office:value="2695686692" calcext:value-type="float">
            <text:p>2695686692</text:p>
          </table:table-cell>
          <table:table-cell office:value-type="float" office:value="2537951070" calcext:value-type="float">
            <text:p>2537951070</text:p>
          </table:table-cell>
          <table:table-cell office:value-type="float" office:value="6682100481" calcext:value-type="float">
            <text:p>66821004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914236" calcext:value-type="float">
            <text:p>7914236</text:p>
          </table:table-cell>
          <table:table-cell office:value-type="float" office:value="4690798690" calcext:value-type="float">
            <text:p>4690798690</text:p>
          </table:table-cell>
          <table:table-cell office:value-type="float" office:value="26317817377" calcext:value-type="float">
            <text:p>26317817377</text:p>
          </table:table-cell>
          <table:table-cell office:value-type="float" office:value="11642110416" calcext:value-type="float">
            <text:p>116421104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7876235" calcext:value-type="float">
            <text:p>7876235</text:p>
          </table:table-cell>
          <table:table-cell office:value-type="float" office:value="1190729071" calcext:value-type="float">
            <text:p>1190729071</text:p>
          </table:table-cell>
          <table:table-cell office:value-type="float" office:value="3294127587" calcext:value-type="float">
            <text:p>3294127587</text:p>
          </table:table-cell>
          <table:table-cell office:value-type="float" office:value="4642125900" calcext:value-type="float">
            <text:p>46421259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7868756" calcext:value-type="float">
            <text:p>7868756</text:p>
          </table:table-cell>
          <table:table-cell office:value-type="float" office:value="221948361" calcext:value-type="float">
            <text:p>221948361</text:p>
          </table:table-cell>
          <table:table-cell office:value-type="float" office:value="820445367" calcext:value-type="float">
            <text:p>820445367</text:p>
          </table:table-cell>
          <table:table-cell office:value-type="float" office:value="2235877954" calcext:value-type="float">
            <text:p>22358779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502781635" calcext:value-type="float">
            <text:p>502781635</text:p>
          </table:table-cell>
          <table:table-cell office:value-type="float" office:value="690740272" calcext:value-type="float">
            <text:p>690740272</text:p>
          </table:table-cell>
          <table:table-cell office:value-type="float" office:value="8677387438" calcext:value-type="float">
            <text:p>8677387438</text:p>
          </table:table-cell>
          <table:table-cell office:value-type="float" office:value="5142148098" calcext:value-type="float">
            <text:p>51421480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75298" calcext:value-type="float">
            <text:p>7875298</text:p>
          </table:table-cell>
          <table:table-cell office:value-type="float" office:value="221939687" calcext:value-type="float">
            <text:p>221939687</text:p>
          </table:table-cell>
          <table:table-cell office:value-type="float" office:value="1129059581" calcext:value-type="float">
            <text:p>1129059581</text:p>
          </table:table-cell>
          <table:table-cell office:value-type="float" office:value="2255856164" calcext:value-type="float">
            <text:p>22558561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08773085" calcext:value-type="float">
            <text:p>708773085</text:p>
          </table:table-cell>
          <table:table-cell office:value-type="float" office:value="1691384801" calcext:value-type="float">
            <text:p>1691384801</text:p>
          </table:table-cell>
          <table:table-cell office:value-type="float" office:value="109129027587" calcext:value-type="float">
            <text:p>109129027587</text:p>
          </table:table-cell>
          <table:table-cell office:value-type="float" office:value="5162140577" calcext:value-type="float">
            <text:p>51621405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7877937" calcext:value-type="float">
            <text:p>7877937</text:p>
          </table:table-cell>
          <table:table-cell office:value-type="float" office:value="2695698656" calcext:value-type="float">
            <text:p>2695698656</text:p>
          </table:table-cell>
          <table:table-cell office:value-type="float" office:value="2797104649" calcext:value-type="float">
            <text:p>2797104649</text:p>
          </table:table-cell>
          <table:table-cell office:value-type="float" office:value="6702103726" calcext:value-type="float">
            <text:p>67021037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589190291" calcext:value-type="float">
            <text:p>589190291</text:p>
          </table:table-cell>
          <table:table-cell office:value-type="float" office:value="5207069914" calcext:value-type="float">
            <text:p>5207069914</text:p>
          </table:table-cell>
          <table:table-cell office:value-type="float" office:value="85327822308" calcext:value-type="float">
            <text:p>85327822308</text:p>
          </table:table-cell>
          <table:table-cell office:value-type="float" office:value="14826436843" calcext:value-type="float">
            <text:p>148264368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129826068" calcext:value-type="float">
            <text:p>129826068</text:p>
          </table:table-cell>
          <table:table-cell office:value-type="float" office:value="1190771845" calcext:value-type="float">
            <text:p>1190771845</text:p>
          </table:table-cell>
          <table:table-cell office:value-type="float" office:value="13975321402" calcext:value-type="float">
            <text:p>13975321402</text:p>
          </table:table-cell>
          <table:table-cell office:value-type="float" office:value="4662144075" calcext:value-type="float">
            <text:p>46621440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7877396" calcext:value-type="float">
            <text:p>7877396</text:p>
          </table:table-cell>
          <table:table-cell office:value-type="float" office:value="221948237" calcext:value-type="float">
            <text:p>221948237</text:p>
          </table:table-cell>
          <table:table-cell office:value-type="float" office:value="1075355960" calcext:value-type="float">
            <text:p>1075355960</text:p>
          </table:table-cell>
          <table:table-cell office:value-type="float" office:value="2255901524" calcext:value-type="float">
            <text:p>22559015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673640146" calcext:value-type="float">
            <text:p>673640146</text:p>
          </table:table-cell>
          <table:table-cell office:value-type="float" office:value="690756841" calcext:value-type="float">
            <text:p>690756841</text:p>
          </table:table-cell>
          <table:table-cell office:value-type="float" office:value="14452998785" calcext:value-type="float">
            <text:p>14452998785</text:p>
          </table:table-cell>
          <table:table-cell office:value-type="float" office:value="5162152967" calcext:value-type="float">
            <text:p>5162152967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EXPERIMENT thread=1 width=100 height=100000 repeat=5 hyperthread=0 size(Mib)=762.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156082" calcext:value-type="float">
            <text:p>0,156082</text:p>
          </table:table-cell>
          <table:table-cell office:value-type="float" office:value="0" calcext:value-type="float">
            <text:p>0</text:p>
          </table:table-cell>
          <table:table-cell office:value-type="float" office:value="0.156485" calcext:value-type="float">
            <text:p>0,1564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703794" calcext:value-type="float">
            <text:p>2,703794</text:p>
          </table:table-cell>
          <table:table-cell office:value-type="float" office:value="0" calcext:value-type="float">
            <text:p>0</text:p>
          </table:table-cell>
          <table:table-cell office:value-type="float" office:value="2.707219" calcext:value-type="float">
            <text:p>2,7072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0.638634" calcext:value-type="float">
            <text:p>0,638634</text:p>
          </table:table-cell>
          <table:table-cell office:value-type="float" office:value="0" calcext:value-type="float">
            <text:p>0</text:p>
          </table:table-cell>
          <table:table-cell office:value-type="float" office:value="0.639672" calcext:value-type="float">
            <text:p>0,6396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7.3201" calcext:value-type="float">
            <text:p>7,3201</text:p>
          </table:table-cell>
          <table:table-cell office:value-type="float" office:value="0" calcext:value-type="float">
            <text:p>0</text:p>
          </table:table-cell>
          <table:table-cell office:value-type="float" office:value="7.328379" calcext:value-type="float">
            <text:p>7,3283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0.848254" calcext:value-type="float">
            <text:p>0,848254</text:p>
          </table:table-cell>
          <table:table-cell office:value-type="float" office:value="0" calcext:value-type="float">
            <text:p>0</text:p>
          </table:table-cell>
          <table:table-cell office:value-type="float" office:value="0.849542" calcext:value-type="float">
            <text:p>0,8495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55466" calcext:value-type="float">
            <text:p>0,155466</text:p>
          </table:table-cell>
          <table:table-cell office:value-type="float" office:value="0" calcext:value-type="float">
            <text:p>0</text:p>
          </table:table-cell>
          <table:table-cell office:value-type="float" office:value="0.155858" calcext:value-type="float">
            <text:p>0,1558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.544171" calcext:value-type="float">
            <text:p>2,544171</text:p>
          </table:table-cell>
          <table:table-cell office:value-type="float" office:value="0" calcext:value-type="float">
            <text:p>0</text:p>
          </table:table-cell>
          <table:table-cell office:value-type="float" office:value="2.56442" calcext:value-type="float">
            <text:p>2,56442</text:p>
          </table:table-cell>
          <table:table-cell table:number-columns-repeated="18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 thread=2 width=100 height=100000 repeat=5 hyperthread=0 size(Mib)=762.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61542" calcext:value-type="float">
            <text:p>0,161542</text:p>
          </table:table-cell>
          <table:table-cell office:value-type="float" office:value="0" calcext:value-type="float">
            <text:p>0</text:p>
          </table:table-cell>
          <table:table-cell office:value-type="float" office:value="0.082471" calcext:value-type="float">
            <text:p>0,0824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35.88226" calcext:value-type="float">
            <text:p>35,88226</text:p>
          </table:table-cell>
          <table:table-cell office:value-type="float" office:value="0.008742" calcext:value-type="float">
            <text:p>0,008742</text:p>
          </table:table-cell>
          <table:table-cell office:value-type="float" office:value="17.983006" calcext:value-type="float">
            <text:p>17,9830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0.657859" calcext:value-type="float">
            <text:p>0,657859</text:p>
          </table:table-cell>
          <table:table-cell office:value-type="float" office:value="0.001966" calcext:value-type="float">
            <text:p>0,001966</text:p>
          </table:table-cell>
          <table:table-cell office:value-type="float" office:value="0.332487" calcext:value-type="float">
            <text:p>0,3324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52.327376" calcext:value-type="float">
            <text:p>52,327376</text:p>
          </table:table-cell>
          <table:table-cell office:value-type="float" office:value="23.527989" calcext:value-type="float">
            <text:p>23,527989</text:p>
          </table:table-cell>
          <table:table-cell office:value-type="float" office:value="38.890988" calcext:value-type="float">
            <text:p>38,8909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053579" calcext:value-type="float">
            <text:p>4,053579</text:p>
          </table:table-cell>
          <table:table-cell office:value-type="float" office:value="0.007203" calcext:value-type="float">
            <text:p>0,007203</text:p>
          </table:table-cell>
          <table:table-cell office:value-type="float" office:value="2.082662" calcext:value-type="float">
            <text:p>2,0826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0.15675" calcext:value-type="float">
            <text:p>0,15675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1074" calcext:value-type="float">
            <text:p>0,10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4.465035" calcext:value-type="float">
            <text:p>4,465035</text:p>
          </table:table-cell>
          <table:table-cell office:value-type="float" office:value="0.00849" calcext:value-type="float">
            <text:p>0,00849</text:p>
          </table:table-cell>
          <table:table-cell office:value-type="float" office:value="2.25926" calcext:value-type="float">
            <text:p>2,25926</text:p>
          </table:table-cell>
          <table:table-cell table:number-columns-repeated="18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 thread=2 width=100 height=100000 repeat=5 hyperthread=1 size(Mib)=762.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analyse.H33:analyse.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-00-00</text:date>, <text:time style:data-style-name="N2" text:time-value="16:00:23.354152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3H10M7S</meta:editing-duration>
    <meta:editing-cycles>14</meta:editing-cycles>
    <meta:generator>LibreOffice/6.2.6.2$Linux_X86_64 LibreOffice_project/20$Build-2</meta:generator>
    <dc:date>2019-11-11T16:31:43.198978548</dc:date>
    <meta:document-statistic meta:table-count="6" meta:cell-count="585" meta:object-count="0"/>
  </office:meta>
</office:document-meta>
</file>